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8"><text:soft-page-break/><text:span text:style-name="T6">Wed Oct 31, 2018 </text:span><text:span text:style-name="T7">4.2 miles</text:span></text:p>
      <text:p text:style-name="P10">Warmup: <text:span text:style-name="T3">1 mile in 9:45 </text:span></text:p>
      <text:p text:style-name="P11"><text:span text:style-name="T1">Run:</text:span><text:span text:style-name="T8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8"><text:span text:style-name="T7">Warmdown: </text:span><text:span text:style-name="T6">0.8 mile jog</text:span> </text:p>
      <text:p text:style-name="P8"/>
      <text:p text:style-name="P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14">2019</text:p>
      <text:p text:style-name="P14"/>
      <text:p text:style-name="P15">Wed May 29, 2019 <text:span text:style-name="T2">4.75 miles</text:span></text:p>
      <text:p text:style-name="P15">I ran intervals on the high school track with our summer running group.</text:p>
      <text:p text:style-name="P16">Warmup: <text:span text:style-name="T3">1.25 miles on my own at about 10:00/mile pace and about 0.75 miles with the group at various paces</text:span></text:p>
      <text:p text:style-name="P16">Run:<text:span text:style-name="T3"> 1 x 200m, my time: 53s, <text:s/>a 200m jog</text:span></text:p>
      <text:p text:style-name="P15">5 x 400m with 400m jog after each</text:p>
      <text:p text:style-name="P15">My times for the 5 runs: 1:58, 1:57, 1:55, 1:53, 1:49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6-02T13:32:47.31</dc:date>
    <dc:creator>James  Lombardi</dc:creator>
    <meta:editing-duration>P4DT11H28M55S</meta:editing-duration>
    <meta:editing-cycles>370</meta:editing-cycles>
    <meta:generator>OpenOffice/4.1.2$Win32 OpenOffice.org_project/412m3$Build-9782</meta:generator>
    <meta:document-statistic meta:table-count="0" meta:image-count="0" meta:object-count="0" meta:page-count="4" meta:paragraph-count="119" meta:word-count="1232" meta:character-count="6286"/>
  </office:meta>
</office:document-meta>
</file>